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0.8778in"/>
    </style:style>
    <style:style style:name="Table1.C" style:family="table-column">
      <style:table-column-properties style:column-width="1.8076in"/>
    </style:style>
    <style:style style:name="Table1.D" style:family="table-column">
      <style:table-column-properties style:column-width="4.1521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dwaita Sans" fo:font-weight="bold" officeooo:rsid="0001cb27" officeooo:paragraph-rsid="0001cb2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waita Sans" officeooo:rsid="0001cb27" officeooo:paragraph-rsid="0001cb27"/>
    </style:style>
    <style:style style:name="P3" style:family="paragraph" style:parent-style-name="Standard">
      <style:paragraph-properties fo:text-align="justify" style:justify-single-word="false"/>
      <style:text-properties style:font-name="Adwaita Sans" fo:font-weight="bold" officeooo:rsid="0001cb27" officeooo:paragraph-rsid="0001cb2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dwaita Sans" fo:font-size="10pt" officeooo:rsid="0001cb27" officeooo:paragraph-rsid="0001cb27"/>
    </style:style>
    <style:style style:name="P5" style:family="paragraph" style:parent-style-name="Table_20_Contents">
      <style:paragraph-properties fo:text-align="start" style:justify-single-word="false"/>
      <style:text-properties style:font-name="Adwaita Sans" fo:font-size="10pt" officeooo:rsid="0001cb27" officeooo:paragraph-rsid="0001cb27"/>
    </style:style>
    <style:style style:name="P6" style:family="paragraph" style:parent-style-name="Table_20_Contents">
      <style:paragraph-properties fo:text-align="start" style:justify-single-word="false"/>
      <style:text-properties style:font-name="Adwaita Sans" fo:font-size="10pt" officeooo:rsid="000455fe" officeooo:paragraph-rsid="000455fe"/>
    </style:style>
    <style:style style:name="P7" style:family="paragraph" style:parent-style-name="Table_20_Contents">
      <style:paragraph-properties fo:text-align="center" style:justify-single-word="false"/>
      <style:text-properties style:font-name="Adwaita Sans" fo:font-size="10pt" officeooo:rsid="000455fe" officeooo:paragraph-rsid="000455fe"/>
    </style:style>
    <style:style style:name="P8" style:family="paragraph" style:parent-style-name="Table_20_Contents">
      <style:paragraph-properties fo:text-align="start" style:justify-single-word="false"/>
      <style:text-properties style:font-name="Adwaita Sans" fo:font-size="10pt" officeooo:rsid="000633cd" officeooo:paragraph-rsid="000633cd"/>
    </style:style>
    <style:style style:name="P9" style:family="paragraph" style:parent-style-name="Table_20_Contents">
      <style:paragraph-properties fo:text-align="start" style:justify-single-word="false"/>
      <style:text-properties style:font-name="Adwaita Sans" fo:font-size="10pt" officeooo:rsid="0007ffa6" officeooo:paragraph-rsid="0007ffa6"/>
    </style:style>
    <style:style style:name="P10" style:family="paragraph" style:parent-style-name="Standard">
      <style:paragraph-properties fo:text-align="justify" style:justify-single-word="false"/>
      <style:text-properties style:font-name="Adwaita Sans" officeooo:rsid="0001cb27" officeooo:paragraph-rsid="0001cb27"/>
    </style:style>
    <style:style style:name="P11" style:family="paragraph" style:parent-style-name="Standard">
      <style:paragraph-properties fo:text-align="justify" style:justify-single-word="false"/>
      <style:text-properties style:font-name="Adwaita Sans" fo:font-weight="bold" officeooo:rsid="00080dfe" officeooo:paragraph-rsid="00080df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waita Sans" officeooo:rsid="00080dfe" officeooo:paragraph-rsid="00080dfe"/>
    </style:style>
    <style:style style:name="P13" style:family="paragraph" style:parent-style-name="Standard">
      <style:paragraph-properties fo:text-align="justify" style:justify-single-word="false"/>
      <style:text-properties style:font-name="Adwaita Sans" fo:font-weight="bold" officeooo:rsid="000cb9c1" officeooo:paragraph-rsid="000cb9c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waita Sans" officeooo:rsid="000cb9c1" officeooo:paragraph-rsid="000cb9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5fe"/>
    </style:style>
    <style:style style:name="T3" style:family="text">
      <style:text-properties fo:font-weight="bold" officeooo:rsid="0007ffa6" style:font-weight-asian="bold" style:font-weight-complex="bold"/>
    </style:style>
    <style:style style:name="T4" style:family="text">
      <style:text-properties officeooo:rsid="0007f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HASA PEMROGRAMMAN C</text:p>
      <text:p text:style-name="P2"/>
      <text:p text:style-name="P3">1. Tipe dat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TIPE DATA</text:p>
          </table:table-cell>
          <table:table-cell table:style-name="Table1.A1" office:value-type="string">
            <text:p text:style-name="P4">PENULISAN</text:p>
          </table:table-cell>
          <table:table-cell table:style-name="Table1.D1" office:value-type="string">
            <text:p text:style-name="P4">KETERANGA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Character</text:p>
          </table:table-cell>
          <table:table-cell table:style-name="Table1.A2" office:value-type="string">
            <text:p text:style-name="P4">unsigned char, char</text:p>
          </table:table-cell>
          <table:table-cell table:style-name="Table1.D2" office:value-type="string">
            <text:p text:style-name="P5"><text:span text:style-name="T1">Unsigned char</text:span> : menyimpan karakter ASCII 0 – 255 (8 bit).</text:p>
            <text:p text:style-name="P5"><text:span text:style-name="T1">char</text:span> : menyimpan karakter ASCII -127 – 127 (8 bit)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Integer</text:p>
          </table:table-cell>
          <table:table-cell table:style-name="Table1.A2" office:value-type="string">
            <text:p text:style-name="P4">short, unsigned short, int, unsigned int, long, unsigned long, long long, unsigned long long</text:p>
          </table:table-cell>
          <table:table-cell table:style-name="Table1.D2" office:value-type="string">
            <text:p text:style-name="P5"><text:span text:style-name="T1">short </text:span>: menyimpan angka dari rentang -32.768 – 32.767 (16 bit).</text:p>
            <text:p text:style-name="P5"><text:span text:style-name="T1">unsigned short</text:span> : menyimpan angka dari rentang 0 – 6553 (16 bit)</text:p>
            <text:p text:style-name="P5"><text:span text:style-name="T1">int</text:span> : menyimpan angka dari rentang -2.147.483.648 - 2.147.483.647 (32 bit).</text:p>
            <text:p text:style-name="P5"><text:span text:style-name="T1">unsigned int</text:span> : menyimpang angka dari rentang 0 - 4.294.967.295 (32 bit).</text:p>
            <text:p text:style-name="P5"><text:span text:style-name="T1">long </text:span>: dapat 32 / 64 bit tergantung arsitektur sistemmu :</text:p>
            <text:p text:style-name="P5"><text:tab/>32 bit : -2.147.483.648 – 2.147.483.647</text:p>
            <text:p text:style-name="P5"><text:tab/>64 bit : -9.223.372.036.854.775.808 – 9.223.372.036.854.775.807.</text:p>
            <text:p text:style-name="P5"><text:span text:style-name="T1">unsigned long </text:span>: <text:span text:style-name="T2">dapat 32 / 64 bit tergantung arsitektur sistemu :</text:span></text:p>
            <text:p text:style-name="P5"><text:tab/><text:span text:style-name="T2">32 bit : 0 – 4.294.967.295</text:span></text:p>
            <text:p text:style-name="P5"><text:tab/><text:span text:style-name="T2">64 bit : 0 – 18.446.744.073.709.551.615</text:span></text:p>
            <text:p text:style-name="P6"><text:span text:style-name="T1">long long</text:span> : menyimpan angka lebih besar rentang -9,223,372,036,854,775,808 – 9,223,372,036,854,775,807 (64 bit).</text:p>
            <text:p text:style-name="P6">unsigned long long : menyimpang angka lebih besar rentang 0 – 18,446,744,073,709,551,615 (64 bit).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esimal</text:p>
          </table:table-cell>
          <table:table-cell table:style-name="Table1.A2" office:value-type="string">
            <text:p text:style-name="P4">float, double, long double</text:p>
          </table:table-cell>
          <table:table-cell table:style-name="Table1.D2" office:value-type="string">
            <text:p text:style-name="P6"><text:span text:style-name="T1">float</text:span> : menyimpan angka desimal rentang 1.2E-38 – 3.4E+38.</text:p>
            <text:p text:style-name="P6"><text:span text:style-name="T3">d</text:span><text:span text:style-name="T1">ouble</text:span> : 2.3E-308 – 1.7E+308.</text:p>
            <text:p text:style-name="P6"><text:span text:style-name="T3">l</text:span><text:span text:style-name="T1">ong double</text:span> : menyimpan angka desimal dengan presisi tinggi lebih dari double.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4">Pointer</text:p>
          </table:table-cell>
          <table:table-cell table:style-name="Table1.A2" office:value-type="string">
            <text:p text:style-name="P4">*</text:p>
          </table:table-cell>
          <table:table-cell table:style-name="Table1.D2" office:value-type="string">
            <text:p text:style-name="P6"><text:span text:style-name="T1">* </text:span>: Tipe data ini berfungis untuk menampung alamat memori dari variabel lain.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4">Array</text:p>
          </table:table-cell>
          <table:table-cell table:style-name="Table1.A2" office:value-type="string">
            <text:p text:style-name="P4">[]</text:p>
          </table:table-cell>
          <table:table-cell table:style-name="Table1.D2" office:value-type="string">
            <text:p text:style-name="P6"><text:span text:style-name="T1">[] </text:span>: Tipe data yang memungkin-kan untuk menampung lebih dari satu nilai tipe data yang sama dalam satu variabel.</text:p>
          </table:table-cell>
        </table:table-row>
        <table:table-row>
          <table:table-cell table:style-name="Table1.A2" office:value-type="string">
            <text:p text:style-name="P7"><text:s/>6</text:p>
          </table:table-cell>
          <table:table-cell table:style-name="Table1.A2" office:value-type="string">
            <text:p text:style-name="P4">Structure</text:p>
          </table:table-cell>
          <table:table-cell table:style-name="Table1.A2" office:value-type="string">
            <text:p text:style-name="P4">struct</text:p>
          </table:table-cell>
          <table:table-cell table:style-name="Table1.D2" office:value-type="string">
            <text:p text:style-name="P8"><text:span text:style-name="T1">struct </text:span>: tipe data yang memungkin-kan membungkus tipe data yang berbeda-beda menjadi satu variabel. Semua tipe data yang berbeda tersebut hanya dikelompokan dan memiliki alamat memori yang berbeda-beda.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4">Union</text:p>
          </table:table-cell>
          <table:table-cell table:style-name="Table1.A2" office:value-type="string">
            <text:p text:style-name="P4">union</text:p>
          </table:table-cell>
          <table:table-cell table:style-name="Table1.D2" office:value-type="string">
            <text:p text:style-name="P8"><text:span text:style-name="T1">union </text:span>: hampir sama dengan <text:span text:style-name="T1">struct,</text:span> hanya saja tipe data berbeda-beda ditempatkan di alamat memori yang sama.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4">Enum</text:p>
          </table:table-cell>
          <table:table-cell table:style-name="Table1.A2" office:value-type="string">
            <text:p text:style-name="P4">enum</text:p>
          </table:table-cell>
          <table:table-cell table:style-name="Table1.D2" office:value-type="string">
            <text:p text:style-name="P8"><text:span text:style-name="T1">enum </text:span>: <text:span text:style-name="T4">tipe data yang mengelompokkan variabel const (variabel tetap).</text:span></text:p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4">Boolean</text:p>
          </table:table-cell>
          <table:table-cell table:style-name="Table1.A2" office:value-type="string">
            <text:p text:style-name="P4">_Bool</text:p>
          </table:table-cell>
          <table:table-cell table:style-name="Table1.D2" office:value-type="string">
            <text:p text:style-name="P9"><text:span text:style-name="T1">_Bool </text:span>: tipe data benar (1) dan salah (0).</text:p>
          </table:table-cell>
        </table:table-row>
      </table:table>
      <text:p text:style-name="P10"/>
      <text:p text:style-name="P11">2. Signed vs Unsigned</text:p>
      <text:p text:style-name="P12">Setelah kalian membaca tabel tipe data tersebut, mungkin kalian bingung apa itu Signed dan Unsigned?, Signed adalah tipe data yang dapat menerima nilai negatif <text:soft-page-break/>maupun positif, sementara Unsigned tipe data yang hanya dapat menerima nilai positif tidak negatif.</text:p>
      <text:p text:style-name="P12"/>
      <text:p text:style-name="P13">3. Floating Point</text:p>
      <text:p text:style-name="P14">Floating point adalah cara merepresentasikan angka desimal dalam komputer mengguanakn format tertentu menggunakan basis 10.</text:p>
      <text:p text:style-name="P14"/>
      <text:p text:style-name="P13">4. Deferencing Pointer</text:p>
      <text:p text:style-name="P14">Deferencing Pointer adalah proses mengakses nilai dari alamat memori yang ditunjukkan oleh pointer. Operasi yang digunakan untuk mengakses nya adalah *.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4:15:57.569915449</meta:creation-date>
    <dc:date>2025-04-27T15:17:31.820678622</dc:date>
    <meta:editing-duration>PT25M32S</meta:editing-duration>
    <meta:editing-cycles>6</meta:editing-cycles>
    <meta:generator>LibreOffice/24.8.6.2$Linux_X86_64 LibreOffice_project/480$Build-2</meta:generator>
    <meta:document-statistic meta:table-count="1" meta:image-count="0" meta:object-count="0" meta:page-count="2" meta:paragraph-count="62" meta:word-count="391" meta:character-count="2546" meta:non-whitespace-character-count="2200"/>
  </office:meta>
</office:document-meta>
</file>